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ock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Diviso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oot Clock</text:p>
          </table:table-cell>
          <table:table-cell table:formula="of:=[.B1]*1000000/[.B2]" office:value-type="float" office:value="55312.5" calcext:value-type="float">
            <text:p>55312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und 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table:formula="of:=[.B3]/[.B5]" office:value-type="float" office:value="438.988095238095" calcext:value-type="float">
            <text:p>438.9880952380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ycleBase</text:p>
          </table:table-cell>
          <table:table-cell table:formula="of:=[.B6]*[.B8]" office:value-type="float" office:value="280952.380952381" calcext:value-type="float">
            <text:p>280952.38095238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lc</text:p>
          </table:table-cell>
          <table:table-cell office:value-type="float" office:value="280952" calcext:value-type="float">
            <text:p>280952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/>
          <table:table-cell table:formula="of:=[.B12]/[.B13]" office:value-type="float" office:value="438.9875" calcext:value-type="float">
            <text:p>438.9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9:21:23.464270648</meta:creation-date>
    <dc:date>2021-10-01T19:25:03.570006164</dc:date>
    <meta:editing-duration>PT3M39S</meta:editing-duration>
    <meta:editing-cycles>2</meta:editing-cycles>
    <meta:generator>LibreOffice/7.2.1.2$Linux_X86_64 LibreOffice_project/20$Build-2</meta:generator>
    <meta:document-statistic meta:table-count="1" meta:cell-count="19" meta:object-count="0"/>
  </office:meta>
</office:document-meta>
</file>